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19b6a9"/>
    </style:style>
    <style:style style:name="P2" style:family="paragraph" style:parent-style-name="Standard">
      <style:paragraph-properties fo:text-align="justify" style:justify-single-word="false"/>
      <style:text-properties fo:color="#000000" fo:font-size="14pt" fo:language="es" fo:country="ES" fo:font-weight="normal" officeooo:rsid="00348ab8" officeooo:paragraph-rsid="001b5f54" style:font-size-asian="12.25pt" style:font-weight-asian="normal" style:font-size-complex="14pt" style:font-weight-complex="normal"/>
    </style:style>
    <style:style style:name="P3" style:family="paragraph" style:parent-style-name="Standard">
      <style:paragraph-properties fo:text-align="justify" style:justify-single-word="false"/>
      <style:text-properties fo:color="#000000" fo:font-size="14pt" fo:language="es" fo:country="ES" fo:font-weight="normal" officeooo:rsid="005b6509" officeooo:paragraph-rsid="001b5f54" style:font-size-asian="12.25pt" style:font-weight-asian="normal" style:font-size-complex="14pt" style:font-weight-complex="normal"/>
    </style:style>
    <style:style style:name="P4" style:family="paragraph" style:parent-style-name="Standard">
      <style:paragraph-properties fo:text-align="justify" style:justify-single-word="false"/>
      <style:text-properties fo:color="#000000" fo:font-size="14pt" fo:language="es" fo:country="ES" fo:font-weight="normal" officeooo:rsid="005b48ca" officeooo:paragraph-rsid="001b5f54" style:font-size-asian="12.25pt" style:font-weight-asian="normal" style:font-size-complex="14pt" style:font-weight-complex="normal"/>
    </style:style>
    <style:style style:name="P5" style:family="paragraph" style:parent-style-name="Standard">
      <style:paragraph-properties fo:text-align="justify" style:justify-single-word="false"/>
      <style:text-properties fo:color="#000000" fo:font-size="14pt" fo:language="es" fo:country="ES" fo:font-weight="normal" officeooo:rsid="0066cac1" officeooo:paragraph-rsid="001b5f54" style:font-size-asian="12.25pt" style:font-weight-asian="normal" style:font-size-complex="14pt" style:font-weight-complex="normal"/>
    </style:style>
    <style:style style:name="P6" style:family="paragraph" style:parent-style-name="Standard">
      <style:paragraph-properties fo:text-align="justify" style:justify-single-word="false"/>
      <style:text-properties fo:color="#000000" fo:font-size="14pt" fo:language="es" fo:country="ES" fo:font-weight="normal" officeooo:rsid="003de7f6" officeooo:paragraph-rsid="001b5f54" style:font-size-asian="14pt" style:font-weight-asian="normal" style:font-size-complex="14pt" style:font-weight-complex="normal"/>
    </style:style>
    <style:style style:name="P7" style:family="paragraph" style:parent-style-name="Standard">
      <style:paragraph-properties fo:text-align="justify" style:justify-single-word="false"/>
      <style:text-properties fo:color="#000000" fo:font-size="14pt" fo:language="es" fo:country="ES" fo:font-weight="normal" officeooo:rsid="00488c8a" officeooo:paragraph-rsid="001b5f54" style:font-size-asian="14pt" style:font-weight-asian="normal" style:font-size-complex="14pt" style:font-weight-complex="normal"/>
    </style:style>
    <style:style style:name="P8" style:family="paragraph" style:parent-style-name="Standard">
      <style:paragraph-properties fo:text-align="justify" style:justify-single-word="false"/>
      <style:text-properties fo:color="#000000" fo:font-size="14pt" fo:language="es" fo:country="ES" fo:font-weight="bold" officeooo:rsid="002c6b18" officeooo:paragraph-rsid="001b5f54" style:font-size-asian="12.25pt" style:font-weight-asian="bold" style:font-size-complex="14pt" style:font-weight-complex="bold"/>
    </style:style>
    <style:style style:name="P9" style:family="paragraph" style:parent-style-name="Standard">
      <style:paragraph-properties fo:text-align="justify" style:justify-single-word="false"/>
      <style:text-properties fo:color="#000000" fo:font-size="14pt" fo:language="es" fo:country="ES" fo:font-weight="bold" officeooo:rsid="0028ccdf" officeooo:paragraph-rsid="001b5f54" style:font-size-asian="12.25pt" style:font-weight-asian="bold" style:font-size-complex="14pt" style:font-weight-complex="bold"/>
    </style:style>
    <style:style style:name="P10" style:family="paragraph" style:parent-style-name="Standard">
      <style:paragraph-properties fo:text-align="justify" style:justify-single-word="false"/>
      <style:text-properties fo:color="#000000" fo:font-size="14pt" fo:language="es" fo:country="ES" fo:font-weight="bold" officeooo:rsid="00651ac6" officeooo:paragraph-rsid="001b5f54" style:font-size-asian="12.25pt" style:font-weight-asian="bold" style:font-size-complex="14pt" style:font-weight-complex="bold"/>
    </style:style>
    <style:style style:name="P11" style:family="paragraph" style:parent-style-name="Standard">
      <style:paragraph-properties fo:text-align="justify" style:justify-single-word="false"/>
      <style:text-properties fo:color="#000000" fo:font-size="14pt" fo:language="es" fo:country="ES" fo:font-weight="bold" officeooo:rsid="0063db9a" officeooo:paragraph-rsid="001b5f54" style:font-size-asian="12.25pt" style:font-weight-asian="bold" style:font-size-complex="14pt" style:font-weight-complex="bold"/>
    </style:style>
    <style:style style:name="P12" style:family="paragraph" style:parent-style-name="Standard">
      <style:paragraph-properties fo:text-align="justify" style:justify-single-word="false"/>
      <style:text-properties fo:color="#000000" fo:font-size="14pt" fo:language="es" fo:country="ES" fo:font-weight="bold" officeooo:rsid="00328c16" officeooo:paragraph-rsid="001b5f54" style:font-size-asian="12.25pt" style:font-weight-asian="bold" style:font-size-complex="14pt" style:font-weight-complex="bold"/>
    </style:style>
    <style:style style:name="P13" style:family="paragraph" style:parent-style-name="Standard">
      <style:paragraph-properties fo:text-align="justify" style:justify-single-word="false"/>
      <style:text-properties fo:color="#000000" fo:font-size="14pt" fo:language="es" fo:country="ES" fo:font-weight="bold" officeooo:rsid="00348ab8" officeooo:paragraph-rsid="001b5f54" style:font-size-asian="12.25pt" style:font-weight-asian="bold" style:font-size-complex="14pt" style:font-weight-complex="bold"/>
    </style:style>
    <style:style style:name="P14" style:family="paragraph" style:parent-style-name="Standard">
      <style:paragraph-properties fo:text-align="justify" style:justify-single-word="false"/>
      <style:text-properties fo:color="#000000" fo:font-size="14pt" fo:language="es" fo:country="ES" fo:font-weight="bold" officeooo:rsid="00214ecd" officeooo:paragraph-rsid="001b5f54" style:font-size-asian="12.25pt" style:font-weight-asian="bold" style:font-size-complex="14pt" style:font-weight-complex="bold"/>
    </style:style>
    <style:style style:name="P15" style:family="paragraph" style:parent-style-name="Standard">
      <style:paragraph-properties fo:text-align="justify" style:justify-single-word="false"/>
      <style:text-properties fo:color="#000000" fo:font-size="14pt" fo:language="es" fo:country="ES" fo:font-weight="bold" officeooo:rsid="00638b4a" officeooo:paragraph-rsid="001b5f54" style:font-size-asian="12.25pt" style:font-weight-asian="bold" style:font-size-complex="14pt" style:font-weight-complex="bold"/>
    </style:style>
    <style:style style:name="P16" style:family="paragraph" style:parent-style-name="Standard">
      <style:paragraph-properties fo:text-align="justify" style:justify-single-word="false"/>
      <style:text-properties fo:color="#000000" fo:font-size="14pt" fo:language="es" fo:country="ES" fo:font-weight="bold" officeooo:rsid="00625591" officeooo:paragraph-rsid="001b5f54" style:font-size-asian="12.25pt" style:font-weight-asian="bold" style:font-size-complex="14pt" style:font-weight-complex="bold"/>
    </style:style>
    <style:style style:name="P17" style:family="paragraph" style:parent-style-name="Standard">
      <style:paragraph-properties fo:text-align="justify" style:justify-single-word="false"/>
      <style:text-properties fo:color="#000000" fo:font-size="14pt" fo:language="es" fo:country="ES" fo:font-weight="bold" officeooo:rsid="005b48ca" officeooo:paragraph-rsid="001b5f54" style:font-size-asian="12.25pt" style:font-weight-asian="bold" style:font-size-complex="14pt" style:font-weight-complex="bold"/>
    </style:style>
    <style:style style:name="P18" style:family="paragraph" style:parent-style-name="Standard">
      <style:paragraph-properties fo:text-align="justify" style:justify-single-word="false"/>
      <style:text-properties fo:color="#000000" fo:font-size="14pt" fo:language="es" fo:country="ES" fo:font-weight="bold" officeooo:rsid="003de7f6" officeooo:paragraph-rsid="001b5f54" style:font-size-asian="14pt" style:font-weight-asian="bold" style:font-size-complex="14pt" style:font-weight-complex="bold"/>
    </style:style>
    <style:style style:name="P19" style:family="paragraph" style:parent-style-name="Standard">
      <style:paragraph-properties fo:text-align="justify" style:justify-single-word="false"/>
      <style:text-properties fo:color="#000000" fo:font-size="14pt" fo:language="es" fo:country="ES" fo:font-weight="bold" officeooo:rsid="003f7d1f" officeooo:paragraph-rsid="001b5f54" style:font-size-asian="14pt" style:font-weight-asian="bold" style:font-size-complex="14pt" style:font-weight-complex="bold"/>
    </style:style>
    <style:style style:name="P20" style:family="paragraph" style:parent-style-name="Standard">
      <style:paragraph-properties fo:text-align="justify" style:justify-single-word="false"/>
      <style:text-properties fo:color="#000000" fo:font-size="14pt" fo:language="es" fo:country="ES" style:text-underline-style="solid" style:text-underline-width="auto" style:text-underline-color="font-color" fo:font-weight="normal" officeooo:rsid="005a9961" officeooo:paragraph-rsid="001b5f54" style:font-size-asian="14pt" style:font-weight-asian="normal" style:font-size-complex="14pt" style:font-weight-complex="normal"/>
    </style:style>
    <style:style style:name="P21" style:family="paragraph" style:parent-style-name="Standard">
      <style:paragraph-properties fo:text-align="justify" style:justify-single-word="false"/>
      <style:text-properties officeooo:paragraph-rsid="001b5f54"/>
    </style:style>
    <style:style style:name="T1" style:family="text">
      <style:text-properties officeooo:rsid="005b6509"/>
    </style:style>
    <style:style style:name="T2" style:family="text">
      <style:text-properties fo:font-weight="normal" style:font-weight-asian="normal" style:font-weight-complex="normal"/>
    </style:style>
    <style:style style:name="T3" style:family="text">
      <style:text-properties fo:font-weight="normal" officeooo:rsid="00674b05" style:font-weight-asian="normal" style:font-weight-complex="normal"/>
    </style:style>
    <style:style style:name="T4" style:family="text">
      <style:text-properties fo:font-weight="normal" officeooo:rsid="005b6509" style:font-weight-asian="normal" style:font-weight-complex="normal"/>
    </style:style>
    <style:style style:name="T5" style:family="text">
      <style:text-properties fo:font-weight="normal" officeooo:rsid="005a9961" style:font-weight-asian="normal" style:font-weight-complex="normal"/>
    </style:style>
    <style:style style:name="T6" style:family="text">
      <style:text-properties fo:font-weight="normal" officeooo:rsid="0025552b" style:font-weight-asian="normal" style:font-weight-complex="normal"/>
    </style:style>
    <style:style style:name="T7" style:family="text">
      <style:text-properties fo:font-weight="normal" officeooo:rsid="00272e88" style:font-weight-asian="normal" style:font-weight-complex="normal"/>
    </style:style>
    <style:style style:name="T8" style:family="text">
      <style:text-properties fo:font-weight="normal" officeooo:rsid="00692910" style:font-weight-asian="normal" style:font-weight-complex="normal"/>
    </style:style>
    <style:style style:name="T9" style:family="text">
      <style:text-properties fo:font-weight="normal" officeooo:rsid="0068ab14" style:font-weight-asian="normal" style:font-weight-complex="normal"/>
    </style:style>
    <style:style style:name="T10" style:family="text">
      <style:text-properties fo:font-weight="normal" officeooo:rsid="0066f3a1" style:font-weight-asian="normal" style:font-weight-complex="normal"/>
    </style:style>
    <style:style style:name="T11" style:family="text">
      <style:text-properties fo:font-weight="normal" officeooo:rsid="00672509" style:font-weight-asian="normal" style:font-weight-complex="normal"/>
    </style:style>
    <style:style style:name="T12" style:family="text">
      <style:text-properties fo:font-weight="normal" officeooo:rsid="0059c3f0" style:font-weight-asian="normal" style:font-weight-complex="normal"/>
    </style:style>
    <style:style style:name="T13" style:family="text">
      <style:text-properties fo:font-weight="normal" officeooo:rsid="005dce03" style:font-weight-asian="normal" style:font-weight-complex="normal"/>
    </style:style>
    <style:style style:name="T14" style:family="text">
      <style:text-properties fo:font-weight="normal" officeooo:rsid="005b48ca" style:font-weight-asian="normal" style:font-weight-complex="normal"/>
    </style:style>
    <style:style style:name="T15" style:family="text">
      <style:text-properties fo:font-weight="normal" officeooo:rsid="005f9366" style:font-weight-asian="normal" style:font-weight-complex="normal"/>
    </style:style>
    <style:style style:name="T16" style:family="text">
      <style:text-properties fo:font-weight="normal" officeooo:rsid="0066cac1" style:font-weight-asian="normal" style:font-weight-complex="normal"/>
    </style:style>
    <style:style style:name="T17" style:family="text">
      <style:text-properties fo:font-weight="normal" officeooo:rsid="001b5f54" style:font-weight-asian="normal" style:font-weight-complex="normal"/>
    </style:style>
    <style:style style:name="T18" style:family="text">
      <style:text-properties officeooo:rsid="005b48ca"/>
    </style:style>
    <style:style style:name="T19" style:family="text">
      <style:text-properties officeooo:rsid="0068ab14"/>
    </style:style>
    <style:style style:name="T20" style:family="text">
      <style:text-properties officeooo:rsid="0059c3f0"/>
    </style:style>
    <style:style style:name="T21" style:family="text">
      <style:text-properties fo:color="#000000" fo:font-size="14pt" fo:language="es" fo:country="ES" fo:font-weight="bold" officeooo:rsid="002173ea" style:font-size-asian="12.25pt" style:font-weight-asian="bold" style:font-size-complex="14pt" style:font-weight-complex="bold"/>
    </style:style>
    <style:style style:name="T22" style:family="text">
      <style:text-properties fo:color="#000000" fo:font-size="14pt" fo:language="es" fo:country="ES" fo:font-weight="normal" officeooo:rsid="005b48ca" style:font-size-asian="12.25pt" style:font-weight-asian="normal" style:font-size-complex="14pt" style:font-weight-complex="normal"/>
    </style:style>
    <style:style style:name="T23" style:family="text">
      <style:text-properties fo:font-size="14pt" style:font-size-asian="14pt" style:font-size-complex="14pt"/>
    </style:style>
    <style:style style:name="T24" style:family="text">
      <style:text-properties fo:font-size="14pt" officeooo:rsid="00692910" style:font-size-asian="14pt" style:font-size-complex="14pt"/>
    </style:style>
    <style:style style:name="T25" style:family="text">
      <style:text-properties fo:font-size="14pt" fo:font-weight="bold" style:font-size-asian="14pt" style:font-weight-asian="bold" style:font-size-complex="14pt" style:font-weight-complex="bold"/>
    </style:style>
    <style:style style:name="T26" style:family="text">
      <style:text-properties fo:font-size="14pt" fo:font-weight="normal" officeooo:rsid="001b5f54" style:font-size-asian="14pt" style:font-weight-asian="normal" style:font-size-complex="14pt" style:font-weight-complex="normal"/>
    </style:style>
    <style:style style:name="T27" style:family="text">
      <style:text-properties officeooo:rsid="005dce03"/>
    </style:style>
    <style:style style:name="T28" style:family="text">
      <style:text-properties fo:font-weight="bold" style:font-weight-asian="bold" style:font-weight-complex="bold"/>
    </style:style>
    <style:style style:name="T29" style:family="text">
      <style:text-properties fo:font-weight="bold" officeooo:rsid="005cb487" style:font-weight-asian="bold" style:font-weight-complex="bold"/>
    </style:style>
    <style:style style:name="T30" style:family="text">
      <style:text-properties officeooo:rsid="00692910"/>
    </style:style>
    <style:style style:name="T31" style:family="text">
      <style:text-properties officeooo:rsid="00674b0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5">Cargo: </text:span><text:span text:style-name="T26">se refiere a los pagos que se hacen a través de la cuenta bancaria del cliente o través de los puntos almacenados en el sistema. </text:span></text:p>
      <text:p text:style-name="P1"/>
      <text:p text:style-name="P8"><text:span text:style-name="T1">C</text:span>ategorías del menú: <text:span text:style-name="T3">se trata de las distintas características del menú que se ofrece. Por ejemplo en un restaurante podrían ofrecerse entrantes, primeros platos, postres, vinos...También existe la posibilidad de ofrecer categorías para distintos tipos de clientes intolerantes al </text:span><text:span text:style-name="T4">gluten, </text:span><text:span text:style-name="T3">clientes</text:span><text:span text:style-name="T4"> vegan</text:span><text:span text:style-name="T3">os, etc.</text:span></text:p>
      <text:p text:style-name="P18"/>
      <text:p text:style-name="P18">Cuenta de usuario: <text:s/><text:span text:style-name="T3">a</text:span><text:span text:style-name="T5">cceso exclusivo desde el cuál cada usuario podrá contratar los distintos servicios de</text:span><text:span text:style-name="T3">l sistema</text:span><text:span text:style-name="T5">. Puede ser tanto de cliente como de empresario, con la </text:span><text:span text:style-name="T3">funcionalidad</text:span><text:span text:style-name="T5"> que cada uno de estos usuarios </text:span><text:span text:style-name="T3">tiene disponibles.</text:span></text:p>
      <text:p text:style-name="P18"/>
      <text:p text:style-name="P9"><text:span text:style-name="T18">C</text:span>upón de descuento: <text:span text:style-name="T3">se trata de vales en papel u electrónico que se emiten cuando se lanza una campaña de promoción de la empresa y permiten al usuario obtener descuentos en pedidos. </text:span></text:p>
      <text:p text:style-name="P3"/>
      <text:p text:style-name="P9"><text:span text:style-name="T1">Cupón de prepago:</text:span><text:span text:style-name="T5"> </text:span><text:span text:style-name="T6">se trata de </text:span><text:span text:style-name="T7">vales con un código que se entregan cuando se aporta determinada cantidad de efectivo en un local y se pueden canjear por crédito en la cuenta de usuario.</text:span></text:p>
      <text:p text:style-name="P9"/>
      <text:p text:style-name="P10"><text:span text:style-name="T1">Estilo culinario:</text:span><text:span text:style-name="T4"> </text:span><text:span text:style-name="T8">c</text:span><text:span text:style-name="T9">ada restaurante </text:span><text:span text:style-name="T3">ofrece distintos </text:span><text:span text:style-name="T9">tipo</text:span><text:span text:style-name="T3">s</text:span><text:span text:style-name="T9"> de comida . </text:span><text:span text:style-name="T3">Por ejemplo comida </text:span><text:span text:style-name="T9">italian</text:span><text:span text:style-name="T3">a</text:span><text:span text:style-name="T9">, mexican</text:span><text:span text:style-name="T3">a</text:span><text:span text:style-name="T9">, morun</text:span><text:span text:style-name="T3">a</text:span><text:span text:style-name="T9">...</text:span></text:p>
      <text:p text:style-name="P10"/>
      <text:p text:style-name="P11"><text:span text:style-name="T19">Gastos de entrega: </text:span><text:span text:style-name="T3">a</text:span><text:span text:style-name="T10"> la hora de pedir comida a domicilio, <text:s/></text:span><text:span text:style-name="T3">puede incluirse un sobrecoste por</text:span><text:span text:style-name="T11"> </text:span><text:span text:style-name="T3">el desplazamiento.</text:span></text:p>
      <text:p text:style-name="P11"/>
      <text:p text:style-name="P11"><text:span text:style-name="T31">Identificación: </text:span><text:span text:style-name="T17">se trata del proceso de autenticación del usuario en el sistema. Esto incluye verificar que existe el nombre de usuario y comprobar que la contraseña proporcionada coincide con la contraseña suministrada.</text:span></text:p>
      <text:p text:style-name="P6"/>
      <text:p text:style-name="P9"><text:span text:style-name="T18">Libreta de direcciones: </text:span><text:span text:style-name="T3">conjunto de direcciones desde las cuales un usuario registrado a realizado pedidos. Estas direcciones se almacenarán como parte de la información de su cuenta de usuario para mayor comodidad del mismo.</text:span></text:p>
      <text:p text:style-name="P7"/>
      <text:p text:style-name="P12">Local de restauración: <text:span text:style-name="T8">c</text:span><text:span text:style-name="T12">ada uno de l</text:span><text:span text:style-name="T3">as empresas</text:span><text:span text:style-name="T12"> </text:span><text:span text:style-name="T3">adscritas</text:span><text:span text:style-name="T12"> a </text:span><text:span text:style-name="T3">la corporación Buen Provecho.</text:span></text:p>
      <text:p text:style-name="P12"/>
      <text:p text:style-name="P12"><text:span text:style-name="T31">Montante: </text:span><text:span text:style-name="T17">hace referencia al total de la cuenta que debe abonar el cliente en cada momento de la compra dependiendo de los descuentos y puntos que haya utilizado.</text:span></text:p>
      <text:p text:style-name="P12"/>
      <text:p text:style-name="P13"><text:span text:style-name="T20">Mercadotecnia:</text:span><text:span text:style-name="T12"> <text:s/></text:span><text:span text:style-name="T8">c</text:span><text:span text:style-name="T2">onjunto de técnicas y estudios que tienen como objeto mejorar la comercialización de un producto. </text:span><text:span text:style-name="T13">Entre ellas está la creación de un blog </text:span><text:span text:style-name="T8">sobre estilos de alimentación y hábitos culinarios.</text:span></text:p>
      <text:p text:style-name="P12"><text:s/></text:p>
      <text:p text:style-name="P21"><text:span text:style-name="T21">Newsletter:</text:span><text:span text:style-name="T22"> </text:span><text:span text:style-name="T23">es una publicación digital informativa que se distribuye a través del </text:span><text:soft-page-break/><text:span text:style-name="T23">correo electrónico con cierta periodicidad (diaria, semanal, mensual, bimensual o trimestral). Normalmente contienen artículos de interés sobre </text:span><text:span text:style-name="T24">una corporación</text:span><text:span text:style-name="T23"> y del ámbito en que la misma se desenvuelve. Los que reciben este tipo de comunicaciones son suscriptores que previamente han mostrado interés en la </text:span><text:span text:style-name="T24">corporación </text:span><text:span text:style-name="T23">y han solicitado recibir información por correo.</text:span></text:p>
      <text:p text:style-name="P4"/>
      <text:p text:style-name="P17">Operación: <text:span text:style-name="T17">hace referencia a las distintas transacciones financieras (a pequeña escala realizadas en el sistema). </text:span></text:p>
      <text:p text:style-name="P4"/>
      <text:p text:style-name="P9">Paypal: <text:span text:style-name="T14">Posible modo de pago virtual. Es uno de los más famosos y seguros del mercado.</text:span></text:p>
      <text:p text:style-name="P9"/>
      <text:p text:style-name="P14"><text:span text:style-name="T27">P</text:span>assbook y <text:span text:style-name="T27">P</text:span>asswallet: <text:span text:style-name="T3">d</text:span><text:span text:style-name="T15">istintos monederos electrónicos disponibles. En ellos, se depositará la cantidad que crea oportuna cada cliente y </text:span><text:span text:style-name="T3">se </text:span><text:span text:style-name="T15">podrá</text:span><text:span text:style-name="T3">n</text:span><text:span text:style-name="T15"> hacer </text:span><text:span text:style-name="T3">pequeñas operaciones de pago. .</text:span></text:p>
      <text:p text:style-name="P14"/>
      <text:p text:style-name="P15"><text:span text:style-name="T18">Pedido mínimo: </text:span><text:span text:style-name="T8">n</text:span><text:span text:style-name="T10">o se podrá pedir un servicio por menos coste del que se especifica, <text:s/>como pedido mínimo. </text:span></text:p>
      <text:p text:style-name="P16"/>
      <text:p text:style-name="P9">Reseña: <text:span text:style-name="T8">o</text:span><text:span text:style-name="T14">piniones de clientes que ya han consumido en el local, lo que ayudará al local a crecer y a los clientes a escoger. </text:span></text:p>
      <text:p text:style-name="P16"/>
      <text:p text:style-name="P16">Rutas: <text:span text:style-name="T8">c</text:span><text:span text:style-name="T16">ertámenes, concursos o simplemente promociones que se llevan a cabo entre locales de restauración. Estas rutas tienen distinto prestigio y </text:span><text:span text:style-name="T8">participar</text:span><text:span text:style-name="T16"> en ellas puede ser un incentivo para los potenciales clientes </text:span><text:span text:style-name="T8">para realizar reservas o pedidos</text:span><text:span text:style-name="T16">.</text:span></text:p>
      <text:p text:style-name="P5"/>
      <text:p text:style-name="P19">Sesión: <text:span text:style-name="T8">c</text:span><text:span text:style-name="T5">ada uno de los accesos a la cuenta de usuario que se realicen.</text:span></text:p>
      <text:p text:style-name="P20"/>
      <text:p text:style-name="P2"><text:span text:style-name="T29">S</text:span><text:span text:style-name="T28">istemas de atención al cliente: </text:span><text:span text:style-name="T30">se trata de distintos mecanismos que permiten la comunicación personalizada con el cliente. Entre ellos se encuentra un asistente virtual, personal atendiendo al teléfono y distintas guías y materiales de ayuda.</text:span></text:p>
      <text:p text:style-name="P7"/>
      <text:p text:style-name="P7"><text:span text:style-name="T28">Sistema gestor de base de datos (SGBD):</text:span> <text:span text:style-name="T30">sistema que organiza de forma física y lógica la información referente a cada uno de los requisitos de información.</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7T17:41:47.902902196</meta:creation-date>
    <meta:generator>LibreOffice/4.2.8.2$Linux_X86_64 LibreOffice_project/420m0$Build-2</meta:generator>
    <dc:date>2016-04-17T18:44:31.666730431</dc:date>
    <meta:editing-duration>P0D</meta:editing-duration>
    <meta:editing-cycles>2</meta:editing-cycles>
    <meta:document-statistic meta:table-count="0" meta:image-count="0" meta:object-count="0" meta:page-count="2" meta:paragraph-count="23" meta:word-count="621" meta:character-count="3969" meta:non-whitespace-character-count="3360"/>
  </office:meta>
</office:document-meta>
</file>